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abel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abel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ngeLabel.doCheckExecution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geLabel.initParamet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ngeLabel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geLabel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